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adornments="Regular" style:font-family-generic="swiss"/>
    <style:font-face style:name="Liberation Sans6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b_5f_WG2500--000" style:display-name="tb_WG2500--000" style:family="table">
      <style:table-properties style:width="14.651cm" fo:margin-top="0cm" fo:margin-bottom="0.21cm" fo:break-before="auto" fo:break-after="auto" table:align="margins" style:may-break-between-rows="true" table:border-model="collapsing"/>
    </style:style>
    <style:style style:name="tb_5f_WG2500--000.A" style:display-name="tb_WG2500--000.A" style:family="table-column">
      <style:table-column-properties style:column-width="4.957cm" style:rel-column-width="22175*"/>
    </style:style>
    <style:style style:name="tb_5f_WG2500--000.B" style:display-name="tb_WG2500--000.B" style:family="table-column">
      <style:table-column-properties style:column-width="4.837cm" style:rel-column-width="21636*"/>
    </style:style>
    <style:style style:name="tb_5f_WG2500--000.C" style:display-name="tb_WG2500--000.C" style:family="table-column">
      <style:table-column-properties style:column-width="4.856cm" style:rel-column-width="21724*"/>
    </style:style>
    <style:style style:name="tb_5f_WG2500--001" style:display-name="tb_WG2500--001" style:family="table">
      <style:table-properties style:width="14.651cm" fo:margin-top="0cm" fo:margin-bottom="0.21cm" fo:break-before="auto" fo:break-after="auto" table:align="margins" style:may-break-between-rows="true" table:border-model="collapsing"/>
    </style:style>
    <style:style style:name="tb_5f_WG2500--001.A" style:display-name="tb_WG2500--001.A" style:family="table-column">
      <style:table-column-properties style:column-width="4.884cm" style:rel-column-width="21845*"/>
    </style:style>
    <style:style style:name="tb_5f_WG2500--001.A1" style:display-name="tb_WG2500--001.A1" style:family="table-cell">
      <style:table-cell-properties fo:padding="0cm" fo:border="none"/>
    </style:style>
    <style:style style:name="P1" style:family="paragraph" style:parent-style-name="Figure" style:master-page-name="Cover">
      <style:paragraph-properties style:page-number="auto"/>
    </style:style>
    <style:style style:name="P2" style:family="paragraph" style:parent-style-name="Heading_20_1">
      <style:text-properties fo:language="en" fo:country="US" officeooo:paragraph-rsid="005beae6"/>
    </style:style>
    <style:style style:name="P3" style:family="paragraph" style:parent-style-name="Text_20_body">
      <style:text-properties officeooo:paragraph-rsid="005beae6"/>
    </style:style>
    <style:style style:name="P4" style:family="paragraph" style:parent-style-name="Subtitle">
      <style:paragraph-properties fo:break-before="auto" fo:break-after="auto"/>
    </style:style>
    <style:style style:name="P5" style:family="paragraph" style:parent-style-name="Heading_20_1" style:master-page-name="">
      <style:paragraph-properties style:page-number="auto"/>
    </style:style>
    <style:style style:name="P6" style:family="paragraph" style:parent-style-name="Body_20_Text_2c__20_List_20_Intro">
      <style:text-properties officeooo:rsid="005b2e67" officeooo:paragraph-rsid="005b2e67"/>
    </style:style>
    <style:style style:name="P7" style:family="paragraph" style:parent-style-name="Text_20_body_20_indent">
      <style:paragraph-properties fo:break-before="pag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officeooo:rsid="009105aa"/>
    </style:style>
    <style:style style:name="T3" style:family="text">
      <style:text-properties officeooo:rsid="005cdc5f"/>
    </style:style>
    <style:style style:name="T4" style:family="text">
      <style:text-properties officeooo:rsid="0054ba46"/>
    </style:style>
    <style:style style:name="T5" style:family="text">
      <style:text-properties officeooo:rsid="005af46a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boo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<text:bookmark-start text:name="__RefHeading__5636_1566568644"/>Copyright<text:variable-set text:name="book" text:display="none" text:formula="ooow:1" office:value-type="float" office:value="1" style:data-style-name="N0"/><text:bookmark-end text:name="__RefHeading__5636_1566568644"/></text:h>
      <text:p text:style-name="P3">This document is Copyright <text:span text:style-name="T1">©</text:span> <text:user-defined style:data-style-name="N0" text:name="Year">2025</text:user-defined><text:s/>by the LibreOffice Documentation Team. Contributors are listed below. This document may be distributed and/or modified under the terms of either the GNU General Public License (<text:a xlink:type="simple" xlink:href="https://www.gnu.org/licenses/gpl.html" text:style-name="Internet_20_link" text:visited-style-name="Visited_20_Internet_20_Link"><text:span text:style-name="T2">https://www.gnu.org/licenses/gpl.html</text:span></text:a>), version 3 or later, or the Creative Commons Attribution License (<text:a xlink:type="simple" xlink:href="https://creativecommons.org/licenses/by/4.0/" text:style-name="Internet_20_link" text:visited-style-name="Visited_20_Internet_20_Link"><text:span text:style-name="T2">https://creativecommons.org/licenses/by/4.0/</text:span></text:a>), version 4.0 or later. All trademarks within this guide belong to their legitimate owners.</text:p>
      <text:p text:style-name="P3"><text:bookmark text:name="myfield"/><text:variable-set text:name="book" office:value-type="float" office:value="0" style:data-style-name="N0">0</text:variable-set></text:p>
      <text:section text:style-name="Sect1" text:name="WG2500-Preface.odt">
        <text:h text:style-name="Title" text:outline-level="1"><text:bookmark text:name="__RefHeading___Toc46338_796415314"/></text:h>
        <text:p text:style-name="P4"/>
        <text:section text:style-name="Sect1" text:name="SEC_DISPLAYAREA">
          <text:section text:style-name="Sect1" text:name="SEC_COPYRIGHT" text:condition="ooow:book eq 1" text:display="condition">
            <text:h text:style-name="P5" text:outline-level="2"><text:bookmark-start text:name="__RefHeading__5636_1566568644 Copy 1"/>Copyright<text:bookmark-end text:name="__RefHeading__5636_1566568644 Copy 1"/></text:h>
            <text:p text:style-name="Text_20_body">This document is Copyright © <text:user-defined style:data-style-name="N0" text:name="Year">2025</text:user-defined><text:s/>by the LibreOffice Documentation Team. Contributors are listed below. This document may be distributed and/or modified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 All trademarks within this guide belong to their legitimate owners.</text:p>
            <text:p text:style-name="Heading_20_2"><text:bookmark-start text:name="__RefHeading__5638_1566568644"/>Contributors<text:bookmark-end text:name="__RefHeading__5638_1566568644"/></text:p>
            <text:p text:style-name="Text_20_body"><text:bookmark-start text:name="__RefHeading___Toc1847_1473846649"/><text:span text:style-name="Strong_20_Emphasis">To this edition</text:span><text:bookmark-end text:name="__RefHeading___Toc1847_1473846649"/></text:p>
            <table:table table:name="tb_WG2500--000" table:style-name="tb_5f_WG2500--000">
              <table:table-column table:style-name="tb_5f_WG2500--000.A"/>
              <table:table-column table:style-name="tb_5f_WG2500--000.B"/>
              <table:table-column table:style-name="tb_5f_WG2500--000.C"/>
              <table:table-row>
                <table:table-cell office:value-type="string">
                  <text:p text:style-name="Table_20_Contents">Jean Hollis Weber</text:p>
                </table:table-cell>
                <table:table-cell office:value-type="string">
                  <text:p text:style-name="Table_20_Contents"/>
                </table:table-cell>
                <table:table-cell office:value-type="string">
                  <text:p text:style-name="Table_20_Contents"/>
                </table:table-cell>
              </table:table-row>
            </table:table>
            <text:p text:style-name="Text_20_body"><text:bookmark-start text:name="__RefHeading___Toc28529_3211575895"/><text:span text:style-name="Strong_20_Emphasis">To previous editions</text:span><text:bookmark-end text:name="__RefHeading___Toc28529_3211575895"/></text:p>
            <table:table table:name="tb_WG2500--001" table:style-name="tb_5f_WG2500--001">
              <table:table-column table:style-name="tb_5f_WG2500--001.A" table:number-columns-repeated="3"/>
              <table:table-row>
                <table:table-cell table:style-name="tb_5f_WG2500--001.A1" office:value-type="string">
                  <text:p text:style-name="Table_20_Contents">Jean Hollis Weber</text:p>
                </table:table-cell>
                <table:table-cell table:style-name="tb_5f_WG2500--001.A1" office:value-type="string">
                  <text:p text:style-name="Table_20_Contents">Rafael Lima</text:p>
                </table:table-cell>
                <table:table-cell table:style-name="tb_5f_WG2500--001.A1" office:value-type="string">
                  <text:p text:style-name="Table_20_Contents">Kees Kriek</text:p>
                </table:table-cell>
              </table:table-row>
              <table:table-row>
                <table:table-cell table:style-name="tb_5f_WG2500--001.A1" office:value-type="string">
                  <text:p text:style-name="Table_20_Contents">Bruce Byfield</text:p>
                </table:table-cell>
                <table:table-cell table:style-name="tb_5f_WG2500--001.A1" office:value-type="string">
                  <text:p text:style-name="Table_20_Contents">Gillian Polack</text:p>
                </table:table-cell>
                <table:table-cell table:style-name="tb_5f_WG2500--001.A1" office:value-type="string">
                  <text:p text:style-name="Table_20_Contents"/>
                </table:table-cell>
              </table:table-row>
            </table:table>
            <text:p text:style-name="Heading_20_2"><text:bookmark-start text:name="__RefHeading___Toc4648_402817234"/>Feedback<text:bookmark-end text:name="__RefHeading___Toc4648_402817234"/></text:p>
            <text:p text:style-name="Text_20_body">Please direct any comments or suggestions about this document to the Documentation Team’s forum at <text:a xlink:type="simple" xlink:href="https://community.documentfoundation.org/c/documentation/loguides/" text:style-name="Internet_20_link" text:visited-style-name="Visited_20_Internet_20_Link">https://community.documentfoundation.org/c/documentation/loguides/</text:a> (registration is required) or send an email to: <text:a xlink:type="simple" xlink:href="mailto:loguides@community.documentfoundation.org" text:style-name="Internet_20_link" text:visited-style-name="Visited_20_Internet_20_Link">loguides@community.documentfoundation.org</text:a>. </text:p>
            <text:list text:style-name="Heading_20_Note">
              <text:list-item>
                <text:p text:style-name="Heading_20_Note"><text:soft-page-break/>Note</text:p>
              </text:list-item>
            </text:list>
            <text:p text:style-name="Body_20_Text_2c__20_Note">Everything sent to a forum, including email addresses and any other personal information that is written in the message, is publicly archived and cannot be deleted. Emails sent to the forum are moderated.</text:p>
            <text:p text:style-name="Heading_20_2"><text:bookmark-start text:name="__RefHeading__5644_1566568644 Copy 1"/>Publication date and software version<text:bookmark-end text:name="__RefHeading__5644_1566568644 Copy 1"/></text:p>
            <text:p text:style-name="Text_20_body">Published <text:user-defined style:data-style-name="N0" text:name="Month">February</text:user-defined><text:s/><text:user-defined style:data-style-name="N0" text:name="Year">2025</text:user-defined>. Based on LibreOffice <text:user-defined style:data-style-name="N0" text:name="LibreOffice Version">25.2</text:user-defined><text:s/>Community.<text:line-break/>Other versions of LibreOffice may differ in appearance and functionality.</text:p>
            <text:p text:style-name="Text_20_body"/>
          </text:section>
          <text:h text:style-name="Heading_20_1_20_First" text:outline-level="2"><text:span text:style-name="T3">b</text:span><text:span text:style-name="T4">efore bookmark</text:span></text:h>
          <text:h text:style-name="Heading_20_1" text:outline-level="2"><text:bookmark-start text:name="__RefHeading___Toc1773_4135320096"/>Minimum requirements for using LibreOffice<text:bookmark-end text:name="__RefHeading___Toc1773_4135320096"/></text:h>
          <text:p text:style-name="P6">After <text:span text:style-name="T3">bookmark</text:span></text:p>
          <text:p text:style-name="P7"><text:span text:style-name="T5">Last paragraph, referring to</text:span> page <text:bookmark-ref text:reference-format="page" text:ref-name="__RefHeading___Toc1773_4135320096">3</text:bookmark-ref>.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/>
    <style:font-face style:name="DejaVu Sans Mono" svg:font-family="'DejaVu Sans Mono'" style:font-adornments="Libr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álica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5" svg:font-family="'Liberation Sans'" style:font-adornments="Regular" style:font-family-generic="swiss"/>
    <style:font-face style:name="Liberation Sans6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2" fo:widows="2" style:page-number="auto"/>
      <style:text-properties style:font-name="Liberation Sans4" fo:font-family="'Liberation Sans'" style:font-style-name="Normal" style:font-family-generic="swiss" style:font-pitch="variable" fo:font-size="11pt" fo:language="en" fo:country="US"/>
    </style:style>
    <style:style style:name="Heading" style:family="paragraph" style:parent-style-name="Standard" style:next-style-name="Text_20_body" style:class="chapter" style:master-page-name="">
      <style:paragraph-properties fo:margin-top="0.42cm" fo:margin-bottom="0.21cm" style:contextual-spacing="true" style:page-number="auto" fo:keep-with-next="always">
        <style:tab-stops/>
      </style:paragraph-properties>
      <style:text-properties fo:color="#007c3c" loext:opacity="100%" style:font-name="Liberation Sans1" fo:font-family="'Liberation Sans'" style:font-family-generic="swiss" style:font-pitch="variable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12cm" style:contextual-spacing="false" style:page-number="auto" fo:background-color="transparent"/>
    </style:style>
    <style:style style:name="List" style:family="paragraph" style:parent-style-name="Text_20_body" style:class="list" style:master-page-name="">
      <style:paragraph-properties style:page-number="auto"/>
    </style:style>
    <style:style style:name="Caption" style:family="paragraph" style:parent-style-name="Standard" style:class="extra" style:master-page-name="">
      <loext:graphic-properties draw:fill="none" draw:fill-color="#ffffff"/>
      <style:paragraph-properties fo:margin-top="0cm" fo:margin-bottom="0.21cm" style:contextual-spacing="false" style:page-number="auto" fo:background-color="transparent" fo:keep-with-next="always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New_20_Chapter" style:display-name="New Chapter" style:family="paragraph" style:parent-style-name="Standard" style:next-style-name="Guide_20_Name" style:class="chapter" style:master-page-name="First_20_Page">
      <loext:graphic-properties draw:fill="none" draw:fill-color="#ffffff"/>
      <style:paragraph-properties fo:text-align="center" style:justify-single-word="false" style:page-number="auto" fo:break-before="page" fo:background-color="transparent"/>
    </style:style>
    <style:style style:name="Guide_20_Name" style:display-name="Guide Name" style:family="paragraph" style:parent-style-name="Heading" style:next-style-name="Title" style:class="chapter">
      <style:paragraph-properties fo:margin-top="3.528cm" fo:margin-bottom="0.212cm" style:contextual-spacing="false" fo:text-align="center" style:justify-single-word="false"/>
      <style:text-properties fo:font-size="24pt"/>
    </style:style>
    <style:style style:name="Title" style:family="paragraph" style:parent-style-name="Heading" style:next-style-name="Subtitle" style:default-outline-level="1" style:class="chapter" style:master-page-name="">
      <style:paragraph-properties fo:margin-left="1.131cm" fo:margin-right="0cm" fo:margin-top="3.53cm" fo:margin-bottom="0.21cm" style:contextual-spacing="false" fo:text-indent="-1.131cm" style:auto-text-indent="false" style:page-number="auto">
        <style:tab-stops/>
      </style:paragraph-properties>
      <style:text-properties fo:color="#000000" loext:opacity="100%" fo:font-size="32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Heading_20_1" style:class="chapter" style:master-page-name="">
      <style:paragraph-properties fo:margin-left="0.64cm" fo:margin-right="0cm" fo:text-align="start" style:justify-single-word="false" fo:text-indent="-0.64cm" style:auto-text-indent="false" style:page-number="auto" fo:break-after="page">
        <style:tab-stops/>
      </style:paragraph-properties>
      <style:text-properties style:use-window-font-color="true" loext:opacity="0%" fo:font-size="18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2" style:class="chapter">
      <style:paragraph-properties fo:margin-left="0cm" fo:margin-right="0cm" fo:margin-top="0.529cm" fo:margin-bottom="0.319cm" style:contextual-spacing="true" fo:text-indent="0cm" style:auto-text-indent="false" fo:padding-left="0cm" fo:padding-right="0cm" fo:padding-top="0cm" fo:padding-bottom="0.049cm" fo:border-left="none" fo:border-right="none" fo:border-top="none" fo:border-bottom="0.99pt solid #007c3c">
        <style:tab-stops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chapter" style:master-page-name="">
      <style:paragraph-properties fo:margin-left="0.42cm" fo:margin-right="0cm" fo:text-indent="-0.42cm" style:auto-text-indent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style:contextual-spacing="false" fo:text-indent="0cm" style:auto-text-indent="false">
        <style:tab-stops>
          <style:tab-stop style:position="17.291cm" style:type="right" style:leader-style="dotted" style:leader-text="."/>
        </style:tab-stops>
      </style:paragraph-properties>
      <style:text-properties fo:font-size="12pt" fo:font-weight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Front_20_Matter">
      <style:paragraph-properties fo:margin-left="0cm" fo:margin-right="0cm" fo:margin-top="0cm" fo:margin-bottom="0.21cm" style:contextual-spacing="true" fo:text-indent="0cm" style:auto-text-indent="false" style:page-number="auto" fo:break-before="auto" fo:break-after="auto" fo:padding-left="0cm" fo:padding-right="0cm" fo:padding-top="0cm" fo:padding-bottom="0.049cm" fo:border-left="none" fo:border-right="none" fo:border-top="none" fo:border-bottom="0.99pt solid #007c3c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ffffff"/>
      <style:paragraph-properties fo:margin-left="0.106cm" fo:margin-right="0.106cm" fo:margin-top="0.106cm" fo:margin-bottom="0.106cm" style:contextual-spacing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fo:font-size="10pt"/>
    </style:style>
    <style:style style:name="Heading_20_Note" style:display-name="Heading Note" style:family="paragraph" style:parent-style-name="Heading_20_Caution" style:next-style-name="Body_20_Text_2c__20_Note" style:list-style-name="Heading_20_Note" style:class="list" style:master-page-name="">
      <loext:graphic-properties draw:fill="solid" draw:fill-color="#d9f1dd"/>
      <style:paragraph-properties style:page-number="auto" fo:background-color="#d9f1dd">
        <style:tab-stops/>
      </style:paragraph-properties>
    </style:style>
    <style:style style:name="Heading_20_Tip" style:display-name="Heading Tip" style:family="paragraph" style:parent-style-name="Heading_20_Caution" style:next-style-name="Body_20_Text_2c__20_Note" style:list-style-name="Heading_20_Tip" style:class="list" style:master-page-name="">
      <loext:graphic-properties draw:fill="solid" draw:fill-color="#cde5f7"/>
      <style:paragraph-properties style:page-number="auto" fo:background-color="#cde5f7">
        <style:tab-stops/>
      </style:paragraph-properties>
    </style:style>
    <style:style style:name="Heading_20_Caution" style:display-name="Heading Caution" style:family="paragraph" style:parent-style-name="List" style:next-style-name="Body_20_Text_2c__20_Note" style:list-style-name="Heading_20_Caution" style:class="list" style:master-page-name="">
      <loext:graphic-properties draw:fill="solid" draw:fill-color="#f6f1d2"/>
      <style:paragraph-properties fo:margin-top="0.42cm" fo:margin-bottom="0.109cm" style:contextual-spacing="true" style:page-number="auto" fo:background-color="#f6f1d2" fo:keep-with-next="always">
        <style:tab-stops/>
      </style:paragraph-properties>
      <style:text-properties fo:color="#000000" loext:opacity="100%" fo:font-size="12pt" fo:font-weight="bold"/>
    </style:style>
    <style:style style:name="Numbering_20_1" style:display-name="Numbering 1" style:family="paragraph" style:parent-style-name="List" style:list-style-name="Numbering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Figure" style:family="paragraph" style:parent-style-name="Caption" style:class="extra" style:master-page-name="">
      <loext:graphic-properties draw:fill="none" draw:fill-color="#ffffff"/>
      <style:paragraph-properties fo:text-align="center" style:justify-single-word="false" style:page-number="auto" fo:background-color="transparent" fo:keep-with-next="auto"/>
    </style:style>
    <style:style style:name="Frame_20_contents" style:display-name="Frame contents" style:family="paragraph" loext:hidden="true" style:hidden="true" style:parent-style-name="Standard" style:class="extra"/>
    <style:style style:name="Definition_20_Term" style:display-name="Definition Term" style:family="paragraph" style:parent-style-name="Text_20_body" style:next-style-name="Text_20_body_20_indent" style:class="text" style:master-page-name="">
      <loext:graphic-properties draw:fill="none" draw:fill-color="#ffffff"/>
      <style:paragraph-properties fo:margin-left="0.423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weight="bold"/>
    </style:style>
    <style:style style:name="Text_20_body_20_indent" style:display-name="Text body indent" style:family="paragraph" style:parent-style-name="Text_20_body" style:class="text" style:master-page-name="">
      <style:paragraph-properties fo:margin-left="1.3cm" fo:margin-right="0cm" fo:text-indent="0cm" style:auto-text-indent="false" style:page-number="auto">
        <style:tab-stops/>
      </style:paragraph-properties>
    </style:style>
    <style:style style:name="Heading_20_4" style:display-name="Heading 4" style:family="paragraph" style:parent-style-name="Heading" style:next-style-name="Text_20_body" style:class="chapter" style:master-page-name="">
      <style:paragraph-properties fo:margin-top="0cm" fo:margin-bottom="0.109cm" style:contextual-spacing="false" style:page-number="auto"/>
      <style:text-properties fo:font-size="12pt" fo:font-weight="bold"/>
    </style:style>
    <style:style style:name="Heading_20_3" style:display-name="Heading 3" style:family="paragraph" style:parent-style-name="Heading" style:next-style-name="Text_20_body" style:class="chapter" style:master-page-name="">
      <style:paragraph-properties fo:margin-left="0.42cm" fo:margin-right="0cm" fo:margin-top="0.33cm" fo:margin-bottom="0.21cm" style:contextual-spacing="true" fo:text-indent="-0.42cm" style:auto-text-indent="false" style:page-number="auto">
        <style:tab-stops/>
      </style:paragraph-properties>
      <style:text-properties fo:font-size="12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e6e6e6"/>
      <style:paragraph-properties fo:margin-top="0.106cm" fo:margin-bottom="0.106cm" style:contextual-spacing="true" fo:text-align="start" style:justify-single-word="false" style:page-number="auto" fo:background-color="transparent" text:number-lines="false" text:line-number="0"/>
      <style:text-properties fo:font-style="italic" fo:font-weight="bold"/>
    </style:style>
    <style:style style:name="Numbering_20_2" style:display-name="Numbering 2" style:family="paragraph" style:parent-style-name="List" style:list-style-name="Numbering_20_2" style:class="list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fo:background-color="transparent">
        <style:tab-stops/>
      </style:paragraph-properties>
    </style:style>
    <style:style style:name="Numbering_20_3" style:display-name="Numbering 3" style:family="paragraph" style:parent-style-name="List" style:list-style-name="Numbering_20_3" style:class="list">
      <loext:graphic-properties draw:fill="none" draw:fill-color="#ffffff"/>
      <style:paragraph-properties fo:margin-left="2.05cm" fo:margin-right="0cm" fo:text-indent="0cm" style:auto-text-indent="false" fo:background-color="transparent">
        <style:tab-stops/>
      </style:paragraph-properties>
    </style:style>
    <style:style style:name="List_20_1" style:display-name="List 1" style:family="paragraph" style:parent-style-name="List" style:list-style-name="List_20_1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  <style:text-properties officeooo:rsid="022f1935"/>
    </style:style>
    <style:style style:name="List_20_2" style:display-name="List 2" style:family="paragraph" style:parent-style-name="List" style:list-style-name="List_20_2" style:class="list" style:master-page-name="">
      <loext:graphic-properties draw:fill="none" draw:fill-color="#ffffff"/>
      <style:paragraph-properties style:page-number="auto" fo:background-color="transparent">
        <style:tab-stops/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loext:graphic-properties draw:fill="solid" draw:fill-color="#eeeeee"/>
      <style:paragraph-properties fo:margin-top="0cm" fo:margin-bottom="0.21cm" style:contextual-spacing="true" style:page-number="auto" fo:background-color="#eeeeee"/>
      <style:text-properties style:font-name="DejaVu Sans Mono" fo:font-family="'DejaVu Sans Mono'" style:font-style-name="Libro" style:font-family-generic="modern" style:font-pitch="fixed" fo:font-size="10pt" fo:letter-spacing="-0.018cm" fo:language="zxx" fo:country="none"/>
    </style:style>
    <style:style style:name="Table" style:family="paragraph" style:parent-style-name="Caption" style:class="extra"/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cm" fo:border-left="none" fo:border-right="none" fo:border-top="0.06pt solid #000000" fo:border-bottom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0.3000001907349pt" fo:font-style="italic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2_20_Cont." style:display-name="Numbering 2 Cont." style:family="paragraph" style:parent-style-name="List" style:class="list" style:master-page-name="">
      <loext:graphic-properties draw:fill="none" draw:fill-color="#ffffff"/>
      <style:paragraph-properties fo:margin-left="1.7cm" fo:margin-right="0cm" fo:margin-top="0cm" fo:margin-bottom="0.212cm" style:contextual-spacing="false" fo:text-indent="0cm" style:auto-text-indent="false" style:page-number="auto" fo:background-color="transparent"/>
    </style:style>
    <style:style style:name="List_20_Contents" style:display-name="List Contents" style:family="paragraph" style:parent-style-name="Standard" style:class="html">
      <loext:graphic-properties draw:fill="none" draw:fill-color="#ffffff"/>
      <style:paragraph-properties fo:margin-left="1.27cm" fo:margin-right="0cm" fo:margin-top="0cm" fo:margin-bottom="0.212cm" style:contextual-spacing="true" fo:text-indent="0cm" style:auto-text-indent="false" fo:background-color="transparent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ffffff"/>
      <style:paragraph-properties fo:margin-left="1.3cm" fo:margin-right="0cm" fo:text-indent="0cm" style:auto-text-indent="false" style:page-number="auto" fo:background-color="transparent"/>
    </style:style>
    <style:style style:name="List_20_2_20_Cont." style:display-name="List 2 Cont." style:family="paragraph" style:parent-style-name="List" style:list-style-name="" style:class="list">
      <loext:graphic-properties draw:fill="none" draw:fill-color="#ffffff"/>
      <style:paragraph-properties fo:margin-left="1.693cm" fo:margin-right="0cm" fo:margin-top="0cm" fo:margin-bottom="0.212cm" style:contextual-spacing="false" fo:text-indent="0cm" style:auto-text-indent="false" fo:background-color="transparent"/>
    </style:style>
    <style:style style:name="Definition_20_Term_20_2" style:display-name="Definition Term 2" style:family="paragraph" style:parent-style-name="Text_20_body" style:next-style-name="Body_20_Text_2c__20_Indented_20_2" style:class="text" style:master-page-name="">
      <loext:graphic-properties draw:fill="none" draw:fill-color="#ffffff"/>
      <style:paragraph-properties fo:margin-left="0.847cm" fo:margin-right="0cm" fo:margin-top="0cm" fo:margin-bottom="0.106cm" style:contextual-spacing="false" fo:text-indent="0cm" style:auto-text-indent="false" style:page-number="auto" fo:background-color="transparent" fo:keep-with-next="always"/>
      <style:text-properties fo:font-style="italic"/>
    </style:style>
    <style:style style:name="Body_20_Text_2c__20_Indented_20_2" style:display-name="Body Text, Indented 2" style:family="paragraph" style:parent-style-name="Text_20_body" style:class="text" style:master-page-name="">
      <style:paragraph-properties fo:margin-left="1.7cm" fo:margin-right="0cm" fo:margin-top="0cm" fo:margin-bottom="0.109cm" style:contextual-spacing="false" fo:text-indent="0cm" style:auto-text-indent="false" style:page-number="auto"/>
    </style:style>
    <style:style style:name="Text" style:family="paragraph" loext:hidden="true" style:hidden="true" style:parent-style-name="Caption" style:class="extra"/>
    <style:style style:name="Legend_20_Numbered" style:display-name="Legend Numbered" style:family="paragraph" style:parent-style-name="List" style:list-style-name="Legend_20_Numbered" style:class="lis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  <style:text-properties fo:font-size="10pt"/>
    </style:style>
    <style:style style:name="Column_20_Contents" style:display-name="Column Contents" style:family="paragraph" style:parent-style-name="Text_20_body" style:class="text" style:master-page-name="">
      <loext:graphic-properties draw:fill="none" draw:fill-color="#ffffff"/>
      <style:paragraph-properties fo:margin-top="0cm" fo:margin-bottom="0.21cm" style:contextual-spacing="true" style:page-number="auto" fo:background-color="transparent">
        <style:tab-stops/>
      </style:paragraph-properties>
    </style:style>
    <style:style style:name="Listing" style:family="paragraph" style:parent-style-name="Caption" style:next-style-name="Code" style:class="extra"/>
    <style:style style:name="Body_20_Text_2c__20_Note" style:display-name="Body Text, Note" style:family="paragraph" style:parent-style-name="Text_20_body" style:class="text" style:master-page-name="">
      <style:paragraph-properties fo:margin-left="1cm" fo:margin-right="1cm" fo:text-indent="0cm" style:auto-text-indent="false" style:page-number="auto" fo:padding-left="0cm" fo:padding-right="0cm" fo:padding-top="0cm" fo:padding-bottom="0.049cm" fo:border-left="none" fo:border-right="none" fo:border-top="none" fo:border-bottom="0.99pt solid #000000" text:number-lines="false" text:line-number="0" style:writing-mode="page">
        <style:tab-stops/>
      </style:paragraph-properties>
    </style:style>
    <style:style style:name="Body_20_Text_2c__20_List_20_Intro" style:display-name="Body Text, List Intro" style:family="paragraph" style:parent-style-name="Text_20_body" style:class="text" style:master-page-name="">
      <loext:graphic-properties draw:fill="none" draw:fill-color="#ffffff"/>
      <style:paragraph-properties fo:margin-left="0cm" fo:margin-right="0cm" fo:margin-top="0cm" fo:margin-bottom="0.212cm" style:contextual-spacing="false" fo:orphans="2" fo:widows="2" fo:text-indent="0cm" style:auto-text-indent="false" style:page-number="auto" fo:background-color="transparent" fo:keep-with-next="always">
        <style:tab-stops/>
      </style:paragraph-properties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margin-top="0cm" fo:margin-bottom="0.21cm" style:contextual-spacing="false" fo:text-indent="0cm" style:auto-text-indent="false" style:page-number="auto" fo:keep-with-next="always"/>
    </style:style>
    <style:style style:name="Heading_20_1_20_First" style:display-name="Heading 1 First" style:family="paragraph" style:parent-style-name="Heading_20_1" style:next-style-name="Text_20_body" style:default-outline-level="2" style:list-style-name="" style:class="text" style:master-page-name="Standard">
      <loext:graphic-properties draw:fill="none" draw:fill-color="#ffffff"/>
      <style:paragraph-properties fo:margin-top="0cm" fo:margin-bottom="0.319cm" style:contextual-spacing="true" style:page-number="auto" fo:break-before="auto" fo:break-after="auto" fo:background-color="transparent">
        <style:tab-stops/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645cm" style:type="center"/>
          <style:tab-stop style:position="17.291cm" style:type="right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792cm" style:type="right" style:leader-style="dotted" style:leader-text="."/>
        </style:tab-stops>
      </style:paragraph-properties>
    </style:style>
    <style:style style:name="Numbering_20_1_20_Cont." style:display-name="Numbering 1 Cont." style:family="paragraph" style:parent-style-name="List" style:class="list">
      <loext:graphic-properties draw:fill="none" draw:fill-color="#ffffff"/>
      <style:paragraph-properties fo:margin-left="1.3cm" fo:margin-right="0cm" fo:margin-top="0cm" fo:margin-bottom="0.212cm" style:contextual-spacing="false" fo:text-indent="0cm" style:auto-text-indent="false" fo:background-color="transparent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3_20_Cont." style:display-name="Numbering 3 Cont." style:family="paragraph" style:parent-style-name="List" style:class="list">
      <loext:graphic-properties draw:fill="none" draw:fill-color="#ffffff"/>
      <style:paragraph-properties fo:margin-left="2.046cm" fo:margin-right="0cm" fo:margin-top="0cm" fo:margin-bottom="0.212cm" style:contextual-spacing="false" fo:text-indent="0cm" style:auto-text-indent="false" fo:background-color="transparent"/>
    </style:style>
    <style:style style:name="Illustration" style:family="paragraph" loext:hidden="true" style:hidden="true" style:parent-style-name="Caption" style:class="extra">
      <style:paragraph-properties fo:text-align="center" style:justify-single-word="false"/>
    </style:style>
    <style:style style:name="Heading_20_5" style:display-name="Heading 5" style:family="paragraph" loext:hidden="true" style:hidden="true" style:parent-style-name="Heading" style:next-style-name="Text_20_body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Drawing" style:family="paragraph" loext:hidden="true" style:hidden="true" style:parent-style-name="Caption" style:class="extra">
      <style:paragraph-properties fo:text-align="center" style:justify-single-word="false"/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203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Formula" style:family="paragraph" style:parent-style-name="Caption" style:class="extra"/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7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7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2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7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20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70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35cm" style:type="center"/>
          <style:tab-stop style:position="16.702cm" style:type="right"/>
        </style:tab-stops>
      </style:paragraph-properties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Caption_20_Table_20_Listing" style:display-name="Caption Table Listing" style:family="paragraph" style:parent-style-name="Numbering_20_1" style:list-style-name="" style:master-page-name="">
      <style:paragraph-properties fo:margin-left="0cm" fo:margin-right="0cm" fo:margin-top="0cm" fo:margin-bottom="0.019cm" style:contextual-spacing="false" fo:keep-together="always" fo:orphans="0" fo:widows="0" fo:text-indent="0cm" style:auto-text-indent="false" style:page-number="auto" fo:keep-with-next="always"/>
      <style:text-properties fo:font-style="italic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language="zxx" fo:country="non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fo:background-color="transparent" style:font-weight-asian="bold" style:font-weight-complex="bold"/>
    </style:style>
    <style:style style:name="Visited_20_Internet_20_Link" style:display-name="Visited Internet Link" style:family="text" loext:hidden="true" style:hidden="true">
      <style:text-properties fo:color="#800000" loext:opacity="100%" style:font-name="Liberation Sans6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Mono1" fo:font-family="'Liberation Mono'" style:font-style-name="Itálica" style:font-family-generic="modern" style:font-pitch="fixed" fo:letter-spacing="-0.018cm" fo:language="zxx" fo:country="none" fo:font-style="italic" fo:background-color="transparent"/>
    </style:style>
    <style:style style:name="Caption_20_characters" style:display-name="Caption characters" style:family="text" loext:hidden="true" style:hidden="true"/>
    <style:style style:name="Emphasis" style:family="text">
      <style:text-properties fo:language="en" fo:country="US" fo:font-style="italic" fo:background-color="transparent" style:font-style-asian="italic" style:font-style-complex="italic"/>
    </style:style>
    <style:style style:name="Footnote_20_anchor" style:display-name="Footnote anchor" style:family="text" loext:hidden="true" style:hidden="true">
      <style:text-properties style:text-position="super 58%" style:font-name="Liberation Sans6" fo:font-family="'Liberation Sans'" style:font-style-name="Regular" style:font-family-generic="swiss" style:font-pitch="variable"/>
    </style:style>
    <style:style style:name="Definition" style:family="text" loext:hidden="true" style:hidden="true">
      <style:text-properties style:font-name="Liberation Sans6" fo:font-family="'Liberation Sans'" style:font-style-name="Regular" style:font-family-generic="swiss" style:font-pitch="variable" fo:font-size="11pt"/>
    </style:style>
    <style:style style:name="Drop_20_Caps" style:display-name="Drop Caps" style:family="text" loext:hidden="true" style:hidden="true"/>
    <style:style style:name="Endnote_20_anchor" style:display-name="Endnote anchor" style:family="text" loext:hidden="true" style:hidden="true">
      <style:text-properties style:text-position="super 58%" style:font-name="Liberation Sans6" fo:font-family="'Liberation Sans'" style:font-style-name="Regular" style:font-family-generic="swiss" style:font-pitch="variable"/>
    </style:style>
    <style:style style:name="Endnote_20_Symbol" style:display-name="Endnote Symbol" style:family="text" loext:hidden="true" style:hidden="true">
      <style:text-properties style:font-name="Liberation Sans6" fo:font-family="'Liberation Sans'" style:font-style-name="Regular" style:font-family-generic="swiss" style:font-pitch="variable"/>
    </style:style>
    <style:style style:name="Footnote_20_Symbol" style:display-name="Footnote Symbol" style:family="text" loext:hidden="true" style:hidden="true">
      <style:text-properties style:font-name="Liberation Sans6" fo:font-family="'Liberation Sans'" style:font-style-name="Regular" style:font-family-generic="swiss" style:font-pitch="variable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>
      <style:text-properties style:font-name="Liberation Sans6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 loext:hidden="true" style:hidden="true">
      <style:text-properties style:font-name="Liberation Sans6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 loext:hidden="true" style:hidden="true">
      <style:text-properties style:font-name="Liberation Sans3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 loext:hidden="true" style:hidden="true"/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 loext:hidden="true" style:hidden="true"/>
    <style:style style:name="Example" style:family="text" loext:hidden="true" style:hidden="true">
      <style:text-properties style:font-name="Liberation Mono2" fo:font-family="'Liberation Mono'" style:font-style-name="Regular" style:font-family-generic="modern" style:font-pitch="fixed" fo:language="zxx" fo:country="none"/>
    </style:style>
    <style:style style:name="Code" style:family="text">
      <style:text-properties style:font-name="DejaVu Sans Mono" fo:font-family="'DejaVu Sans Mono'" style:font-style-name="Libro" style:font-family-generic="modern" style:font-pitch="fixed" fo:letter-spacing="-0.018cm" fo:language="zxx" fo:country="none" style:text-underline-style="none" fo:background-color="#eeeeee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70%" fo:language="zxx" fo:country="none" style:text-underline-style="none" style:text-scale="100%"/>
    </style:style>
    <style:style style:name="Subscript" style:family="text">
      <style:text-properties style:text-position="sub 70%" fo:language="zxx" fo:country="none" style:text-underline-style="none" fo:background-color="transparent" style:text-scale="100%"/>
    </style:style>
    <style:style style:name="ch2_5f_libreoffice" style:display-name="ch2_libreoffice" style:family="text" loext:hidden="true" style:hidden="true" style:parent-style-name="Code">
      <style:text-properties fo:color="#000080" loext:opacity="100%"/>
    </style:style>
    <style:style style:name="ch2_5f_libreoffice.Comment" style:display-name="ch2_libreoffice.Comment" style:family="text" loext:hidden="true" style:hidden="true" style:parent-style-name="ch2_5f_libreoffice">
      <style:text-properties fo:color="#808080" loext:opacity="100%"/>
    </style:style>
    <style:style style:name="ch2_5f_libreoffice.Keyword" style:display-name="ch2_libreoffice.Keyword" style:family="text" loext:hidden="true" style:hidden="true" style:parent-style-name="ch2_5f_libreoffice"/>
    <style:style style:name="ch2_5f_libreoffice.Keyword.Type" style:display-name="ch2_libreoffice.Keyword.Type" style:family="text" loext:hidden="true" style:hidden="true" style:parent-style-name="ch2_5f_libreoffice.Keyword"/>
    <style:style style:name="ch2_5f_libreoffice.Literal" style:display-name="ch2_libreoffice.Literal" style:family="text" loext:hidden="true" style:hidden="true" style:parent-style-name="ch2_5f_libreoffice">
      <style:text-properties fo:color="#ff0000" loext:opacity="100%"/>
    </style:style>
    <style:style style:name="ch2_5f_libreoffice.Literal.Number" style:display-name="ch2_libreoffice.Literal.Number" style:family="text" loext:hidden="true" style:hidden="true" style:parent-style-name="ch2_5f_libreoffice.Literal"/>
    <style:style style:name="ch2_5f_libreoffice.Literal.Number.Integer" style:display-name="ch2_libreoffice.Literal.Number.Integer" style:family="text" loext:hidden="true" style:hidden="true" style:parent-style-name="ch2_5f_libreoffice.Literal.Number"/>
    <style:style style:name="ch2_5f_libreoffice.Literal.String" style:display-name="ch2_libreoffice.Literal.String" style:family="text" loext:hidden="true" style:hidden="true" style:parent-style-name="ch2_5f_libreoffice.Literal"/>
    <style:style style:name="ch2_5f_libreoffice.Name" style:display-name="ch2_libreoffice.Name" style:family="text" loext:hidden="true" style:hidden="true" style:parent-style-name="ch2_5f_libreoffice">
      <style:text-properties fo:color="#008000" loext:opacity="100%"/>
    </style:style>
    <style:style style:name="ch2_5f_libreoffice.Name.Function" style:display-name="ch2_libreoffice.Name.Function" style:family="text" loext:hidden="true" style:hidden="true" style:parent-style-name="ch2_5f_libreoffice.Name"/>
    <style:style style:name="ch2_5f_libreoffice.Operator" style:display-name="ch2_libreoffice.Operator" style:family="text" loext:hidden="true" style:hidden="true" style:parent-style-name="ch2_5f_libreoffice"/>
    <style:style style:name="ch2_5f_libreoffice.Operator.Word" style:display-name="ch2_libreoffice.Operator.Word" style:family="text" loext:hidden="true" style:hidden="true" style:parent-style-name="ch2_5f_libreoffice.Operator"/>
    <style:style style:name="ch2_5f_libreoffice.Punctuation" style:display-name="ch2_libreoffice.Punctuation" style:family="text" loext:hidden="true" style:hidden="true" style:parent-style-name="ch2_5f_libreoffice"/>
    <style:style style:name="ch2_5f_libreoffice.Text" style:display-name="ch2_libreoffice.Text" style:family="text" loext:hidden="true" style:hidden="true" style:parent-style-name="ch2_5f_libreoffice"/>
    <style:style style:name="ch2_5f_libreoffice.Text.Whitespace" style:display-name="ch2_libreoffice.Text.Whitespace" style:family="text" loext:hidden="true" style:hidden="true" style:parent-style-name="ch2_5f_libreoffice.Text"/>
    <style:style style:name="Variable" style:family="text" loext:hidden="true" style:hidden="true">
      <style:text-properties fo:font-style="italic" style:font-style-asian="italic" style:font-style-complex="italic"/>
    </style:style>
    <style:style style:name="SuperScript" style:family="text" style:parent-style-name="Strong_20_Emphasis">
      <style:text-properties style:text-position="super 60%" style:font-name="Liberation Sans2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OOoComputerCode" style:family="text">
      <style:text-properties fo:color="#000000" loext:opacity="100%" style:font-name="Courier New" fo:font-family="'Courier New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paragraph" svg:x="0cm" svg:y="0cm" fo:margin-left="0cm" fo:margin-right="0cm" style:vertical-pos="middle" style:vertical-rel="paragraph" style:horizontal-pos="center" style:horizontal-rel="paragraph-content" fo:background-color="transparent" draw:fill="none" draw:fill-color="#729fcf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729fcf">
        <style:columns fo:column-count="1" fo:column-gap="0cm"/>
      </style:graphic-properties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loext:hidden="true" style:hidden="true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90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)" style:num-suffix=")" style:num-format="i">
        <style:list-level-properties text:list-level-position-and-space-mode="label-alignment" fo:text-align="end">
          <style:list-level-label-alignment text:label-followed-by="space" fo:margin-left="2.18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cm" fo:margin-left="1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-0.4cm" fo:margin-left="1.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Tip" style:display-name="Heading Tip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Heading_20_Caution" style:display-name="Heading Caution">
      <text:list-level-style-number text:level="1" text:style-name="Numbering_20_Symbols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gend_20_Numbered" style:display-name="Legend Numbered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 fo:text-align="end">
          <style:list-level-label-alignment text:label-followed-by="space" fo:margin-left="0.9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)" style:num-suffix=")" style:num-format="i">
        <style:list-level-properties text:list-level-position-and-space-mode="label-alignment" fo:text-align="end">
          <style:list-level-label-alignment text:label-followed-by="space" fo:text-indent="-0.004cm" fo:margin-left="2.05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2" style:display-name="Numbering 2">
      <text:list-level-style-number text:level="1" loext:num-list-format="%1%)" style:num-suffix=")" style:num-format="a">
        <style:list-level-properties text:list-level-position-and-space-mode="label-alignment" fo:text-align="end">
          <style:list-level-label-alignment text:label-followed-by="space" fo:margin-left="1.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space" fo:margin-left="1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Num_20_123" style:display-name="OO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year number:style="long"/>
    </number:date-style>
    <number:currency-style style:name="N131P0" style:volatile="true">
      <number:currency-symbol number:language="bvx" number:country="CG">CFA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1">
      <style:text-properties fo:color="#ff0000"/>
      <number:currency-symbol number:language="bvx" number:country="CG">CFA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4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135"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37">
      <style:text-properties fo:color="#ff0000"/>
      <number:currency-symbol number:language="nl" number:country="NL">fl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37P0"/>
    </number:currency-style>
    <number:currency-style style:name="N139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39">
      <style:text-properties fo:color="#ff0000"/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39P0"/>
    </number:currency-style>
    <number:currency-style style:name="N141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41"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43">
      <style:text-properties fo:color="#ff0000"/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43P0"/>
    </number:currency-style>
    <number:currency-style style:name="N144P0" style:volatile="true">
      <number:currency-symbol number:language="nl" number:country="NL">fl</number:currency-symbol>
      <number:text> </number:text>
      <number:number number:decimal-places="0" number:min-decimal-places="0" number:min-integer-digits="1" number:grouping="true"/>
    </number:currency-style>
    <number:currency-style style:name="N144">
      <number:currency-symbol number:language="nl" number:country="NL">fl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44P0"/>
    </number:currency-style>
    <number:currency-style style:name="N145P0" style:volatile="true">
      <number:currency-symbol number:language="bvx" number:country="CG">CFA</number:currency-symbol>
      <number:text> </number:text>
      <number:number number:decimal-places="0" number:min-decimal-places="0" number:min-integer-digits="1" number:grouping="true"/>
    </number:currency-style>
    <number:currency-style style:name="N145">
      <style:text-properties fo:color="#ff0000"/>
      <number:currency-symbol number:language="bvx" number:country="CG">CFA</number:currency-symbol>
      <number:text>-</number:text>
      <number:number number:decimal-places="0" number:min-decimal-places="0" number:min-integer-digits="1" number:grouping="true"/>
      <style:map style:condition="value()&gt;=0" style:apply-style-name="N145P0"/>
    </number:currency-style>
    <number:date-style style:name="N14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8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48"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nl" number:country="NL">fl</number:currency-symbol>
      <number:text> </number:text>
      <number:number number:decimal-places="2" number:min-decimal-places="2" number:min-integer-digits="1" number:grouping="true"/>
    </number:currency-style>
    <number:currency-style style:name="N149">
      <number:currency-symbol number:language="nl" number:country="NL">fl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49P0"/>
    </number:currency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month number:style="long" number:textual="true"/>
      <number:text> </number:text>
      <number:year number:style="long"/>
    </number:date-style>
    <number:currency-style style:name="N153P0" style:volatile="true">
      <number:currency-symbol number:language="bvx" number:country="CG">CFA</number:currency-symbol>
      <number:text> </number:text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bvx" number:country="CG">CFA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6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62P0"/>
    </number:currency-style>
    <number:currency-style style:name="N16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8P0"/>
    </number:currency-style>
    <number:currency-style style:name="N16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69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69P0"/>
    </number:currency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number:date-style style:name="N10133" number:language="en" number:country="US" number:title="User-defined">
      <number:year number:style="long"/>
    </number:date-style>
    <number:date-style style:name="N10134" number:language="en" number:country="US">
      <number:month number:style="long" number:textual="true"/>
      <number:text> </number:text>
      <number:year number:style="long"/>
    </number:date-style>
    <number:number-style style:name="N10135" number:language="en" number:country="US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136" number:language="en" number:country="US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137" number:language="en" number:country="US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138" number:language="en" number:country="US" loext:transliteration-spellout="upper BRL" number:transliteration-language="en" number:transliteration-country="US">
      <number:number number:decimal-places="2" number:min-decimal-places="2" number:min-integer-digits="1"/>
    </number:number-style>
    <number:date-style style:name="N20111" number:language="es" number:country="ES">
      <number:year number:style="long"/>
    </number:date-style>
    <number:currency-style style:name="N20113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3P0"/>
    </number:currency-style>
    <number:date-style style:name="N30114" number:language="pt" number:country="BR">
      <number:year number:style="long"/>
    </number:date-style>
    <number:date-style style:name="N40119" number:language="en" number:country="GB">
      <number:year number:style="long"/>
    </number:date-style>
    <number:date-style style:name="N50117" number:language="en" number:country="AU">
      <number:year number:style="long"/>
    </number:date-style>
    <number:date-style style:name="N60114" number:language="nl" number:country="NL">
      <number:year number:style="long"/>
    </number:date-style>
    <number:date-style style:name="N70114" number:language="de" number:country="DE">
      <number:year number:style="long"/>
    </number:date-style>
    <number:date-style style:name="N80107" number:language="vi" number:country="VN">
      <number:year number:style="long"/>
    </number:date-style>
    <number:date-style style:name="N90110" number:language="eo">
      <number:year number:style="long"/>
    </number:date-style>
    <number:date-style style:name="N100114" number:language="fr" number:country="BE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_20_left">
      <style:paragraph-properties>
        <style:tab-stops>
          <style:tab-stop style:position="8.504cm" style:type="center"/>
          <style:tab-stop style:position="16.702cm" style:type="right"/>
        </style:tab-stops>
      </style:paragraph-properties>
    </style:style>
    <style:style style:name="MT1" style:family="text">
      <style:text-properties fo:font-size="10pt" fo:language="en" fo:country="US" fo:font-style="italic"/>
    </style:style>
    <style:style style:name="MT2" style:family="text">
      <style:text-properties fo:font-size="10pt" fo:font-style="italic"/>
    </style:style>
    <style:style style:name="MT3" style:family="text">
      <style:text-properties fo:color="#000080" loext:opacity="100%" style:text-line-through-style="none" style:text-line-through-type="none" fo:font-size="10pt" fo:language="en" fo:country="US" fo:font-style="italic" style:text-underline-style="none" style:text-blinking="false"/>
    </style:style>
    <style:style style:name="MT4" style:family="text">
      <style:text-properties officeooo:rsid="02e86702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repeat="stretch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style:repeat="stretch"/>
    </style:style>
  </office:automatic-styles>
  <office:master-styles>
    <style:master-page style:name="Standard" style:page-layout-name="Mpm1" draw:style-name="Mdp1">
      <style:footer>
        <text:p text:style-name="Footer_20_right"><text:chapter text:display="name" text:outline-level="1"/><text:s/>| <text:page-number text:select-page="current">3</text:page-number></text:p>
      </style:footer>
      <style:footer-left>
        <text:p text:style-name="MP1"><text:page-number text:select-page="current">4</text:page-number><text:s/>| <text:title>LibreOffice Writer Guide 25.2</text:title></text:p>
      </style:footer-left>
    </style:master-page>
    <style:master-page style:name="First_20_Page" style:display-name="First Page" style:page-layout-name="Mpm2" draw:style-name="Mdp1" style:next-style-name="Front_20_Matter"/>
    <style:master-page style:name="Front_20_Matter" style:display-name="Front Matter" style:page-layout-name="Mpm3" draw:style-name="Mdp1">
      <style:footer>
        <text:p text:style-name="Footer_20_right"><text:title>LibreOffice Writer Guide 25.2</text:title><text:s/>| <text:page-number text:select-page="current">0</text:page-number></text:p>
      </style:footer>
      <style:footer-left>
        <text:p text:style-name="Footer_20_left"><text:page-number text:select-page="current">0</text:page-number><text:s/><text:span text:style-name="MT4">| </text:span><text:title>LibreOffice Writer Guide 25.2</text:title></text:p>
      </style:footer-left>
      <style:footer-first>
        <text:p text:style-name="Footer_20_left"><text:span text:style-name="MT1">Documentation for LibreOffice is available</text:span><text:span text:style-name="MT2"> </text:span><text:span text:style-name="MT1">at </text:span><text:a xlink:type="simple" xlink:href="https://documentation.libreoffice.org/en/" text:style-name="Internet_20_link" text:visited-style-name="Visited_20_Internet_20_Link"><text:span text:style-name="MT3">https://documentation.libreoffice.org/en/</text:span></text:a></text:p>
      </style:footer-first>
    </style:master-page>
    <style:master-page style:name="Left_20_Page" style:display-name="Left Page" style:page-layout-name="Mpm4" draw:style-name="Mdp1" style:next-style-name="Right_20_Page"/>
    <style:master-page style:name="Right_20_Page" loext:hidden="true" style:hidden="true" style:display-name="Right Page" style:page-layout-name="Mpm5" draw:style-name="Mdp1" style:next-style-name="Left_20_Page"/>
    <style:master-page style:name="Envelope" loext:hidden="true" style:hidden="true" style:page-layout-name="Mpm6" draw:style-name="Mdp1"/>
    <style:master-page style:name="Index" loext:hidden="true" style:hidden="true" style:page-layout-name="Mpm7" draw:style-name="Mdp1"/>
    <style:master-page style:name="HTML" loext:hidden="true" style:hidden="true" style:page-layout-name="Mpm8" draw:style-name="Mdp1"/>
    <style:master-page style:name="Footnote" loext:hidden="true" style:hidden="true" style:page-layout-name="Mpm9" draw:style-name="Mdp1"/>
    <style:master-page style:name="Endnote" loext:hidden="true" style:hidden="true" style:page-layout-name="Mpm10" draw:style-name="Mdp1"/>
    <style:master-page style:name="Landscape" loext:hidden="true" style:hidden="true" style:page-layout-name="Mpm11" draw:style-name="Mdp1"/>
    <style:master-page style:name="Cover" style:page-layout-name="Mpm12" draw:style-name="Mdp2" style:next-style-name="Front_20_Matter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5T11:27:10.013175236</meta:creation-date>
    <meta:editing-cycles>75</meta:editing-cycles>
    <meta:editing-duration>PT4H35M52S</meta:editing-duration>
    <meta:generator>Collabora_OfficeDev/25.04.7.0$Linux_X86_64 LibreOffice_project/99b2db2530b23c8f2de4eb2e3011af4f730dcb0d</meta:generator>
    <dc:subject>LibreOffice</dc:subject>
    <dc:description>Contibutor: The LibreOffice Documentation Team
Publisher: The Document Foundation</dc:description>
    <dc:title>LibreOffice Writer Guide 25.2</dc:title>
    <meta:initial-creator>Jean Hollis Weber</meta:initial-creator>
    <dc:date>2025-10-17T15:51:21.126373276</dc:date>
    <dc:creator>Miklos Vajna</dc:creator>
    <meta:print-date>2025-02-21T10:27:40.924563624</meta:print-date>
    <meta:printed-by>PDF files: Olivier Hallot</meta:printed-by>
    <meta:document-statistic meta:table-count="2" meta:image-count="0" meta:object-count="0" meta:page-count="4" meta:paragraph-count="29" meta:word-count="265" meta:character-count="1994" meta:non-whitespace-character-count="1756"/>
    <meta:user-defined meta:name="Guide Name">Writer Guide</meta:user-defined>
    <meta:user-defined meta:name="LibreOffice Version">25.2</meta:user-defined>
    <meta:user-defined meta:name="Month">February</meta:user-defined>
    <meta:user-defined meta:name="Year">2025</meta:user-defined>
    <meta:template xlink:type="simple" xlink:actuate="onRequest" xlink:title="LO_UG_Master_2Xx_EN" xlink:href="../../../../../..//home/olivier/.config/libreoffice/guideslo/user/uno_packages/cache/uno_packages/lu22066mjnzr.tmp_/SanityCheck.oxt/template/en-US/LO_Doc/LO_UG_Master_2Xx_EN.otm" meta:date="2024-12-27T21:59:55.041000000"/>
  </office:meta>
</office:document-meta>
</file>